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578in"/>
    </style:style>
    <style:style style:name="co3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>
      <style:table-cell-properties fo:background-color="#fff5ce"/>
    </style:style>
    <style:style style:name="ce4" style:family="table-cell" style:parent-style-name="Default">
      <style:table-cell-properties fo:background-color="#e0c2cd"/>
    </style:style>
    <style:style style:name="ce5" style:family="table-cell" style:parent-style-name="Default">
      <style:table-cell-properties fo:background-color="#f6f9d4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Vulkan</text:p>
          </table:table-cell>
          <table:table-cell table:style-name="ce1" table:number-columns-repeated="1023"/>
        </table:table-row>
        <table:table-row table:style-name="ro1">
          <table:table-cell/>
          <table:table-cell office:value-type="string" calcext:value-type="string">
            <text:p>Unloc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Vulkan Weap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Unlock a fast shooting, straightforward gatling gun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Vulkan Damag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damage of a single Vulkan bullet by one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peed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Vulkan Projectile Spe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speed of the Vulkan bullet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reRat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Vulkan Fire R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rate of fire of the Vulkan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mount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0000" calcext:value-type="float">
            <text:p>7500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Vulkan Shot Amou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amount shot by the Vulkan by one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ierc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0000" calcext:value-type="float">
            <text:p>100000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Vulkan Pierc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amount of times the Vulkan can pierce by one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issiles</text:p>
          </table:table-cell>
          <table:table-cell table:style-name="ce2" table:number-columns-repeated="1023"/>
        </table:table-row>
        <table:table-row table:style-name="ro1">
          <table:table-cell/>
          <table:table-cell office:value-type="string" calcext:value-type="string">
            <text:p>Unloc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Missile Weap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Unlock a missile weapon that will launch from above and below the ship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Missile Damag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damage done by the explosion of a missile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peed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<text:span text:style-name="T1">Missile</text:span> Projectile Spe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speed of the missile projectile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reRat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<text:span text:style-name="T1">Missile</text:span> Fire R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rate of fire of missiles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mount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<text:span text:style-name="T1">Missile</text:span> Shot Amou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amount of missiles fired by one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0000" calcext:value-type="float">
            <text:p>100000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Missile Siz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size of the explosion made by missiles.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lasma</text:p>
          </table:table-cell>
          <table:table-cell table:style-name="ce3" table:number-columns-repeated="1023"/>
        </table:table-row>
        <table:table-row table:style-name="ro1">
          <table:table-cell/>
          <table:table-cell office:value-type="string" calcext:value-type="string">
            <text:p>Unloc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Plasma Ball Weap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Unlock a plasma weapon that will slowly travel in a straight line and doing constant damage to anything it touches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Plasma Damag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damage done by the plasma ball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reRat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<text:span text:style-name="T1">Plasma</text:span> Fire R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rate of fire of plasma balls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0000" calcext:value-type="float">
            <text:p>100000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Plasma Siz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size of the plasma ball.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Option</text:p>
          </table:table-cell>
          <table:table-cell table:style-name="ce4" table:number-columns-repeated="1023"/>
        </table:table-row>
        <table:table-row table:style-name="ro1">
          <table:table-cell/>
          <table:table-cell office:value-type="string" calcext:value-type="string">
            <text:p>Unloc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Op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Unlock an additional, smaller ship that will follow you and shoot diagonally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Option Damag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damage done by options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peed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Option Bullet Spe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speed of the bullets that options shoot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reRat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<text:span text:style-name="T1">Option</text:span> Fire R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rate of fire of options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mount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Option Amou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Add another option to follow you.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ystem</text:p>
          </table:table-cell>
          <table:table-cell table:style-name="ce5" table:number-columns-repeated="1023"/>
        </table:table-row>
        <table:table-row table:style-name="ro1">
          <table:table-cell/>
          <table:table-cell office:value-type="string" calcext:value-type="string">
            <text:p>Unloc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Focu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Unlocks the use of focus with the right trigger which will slow down the ship to make small, accurate movements easier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peed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Movement Spe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Increase the base movement speed of the shi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hield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UnlockLimi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0000" calcext:value-type="float">
            <text:p>100000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Shield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Add a shield which will take a hit instead of the ship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/00/0000</text:date>, <text:time style:data-style-name="N2" text:time-value="15:47:18.5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9T08:32:38.541000000</meta:creation-date>
    <dc:date>2025-07-31T15:51:18.918000000</dc:date>
    <meta:editing-duration>PT25M37S</meta:editing-duration>
    <meta:editing-cycles>5</meta:editing-cycles>
    <meta:generator>LibreOffice/7.2.6.2$Windows_X86_64 LibreOffice_project/b0ec3a565991f7569a5a7f5d24fed7f52653d754</meta:generator>
    <meta:document-statistic meta:table-count="1" meta:cell-count="344" meta:object-count="0"/>
  </office:meta>
</office:document-meta>
</file>